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Diamond.xml" manifest:media-type="text/xml"/>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automatic-styles>
    <style:style style:name="P1" style:family="paragraph" style:parent-style-name="Signature">
      <style:text-properties officeooo:rsid="001ea77f" officeooo:paragraph-rsid="001ea77f"/>
    </style:style>
    <style:style style:name="P2" style:family="paragraph" style:parent-style-name="Normal">
      <style:text-properties officeooo:rsid="0009a43c" officeooo:paragraph-rsid="0009a43c"/>
    </style:style>
    <style:style style:name="P3" style:family="paragraph" style:parent-style-name="Normal">
      <style:text-properties officeooo:rsid="001445df" officeooo:paragraph-rsid="00153b15"/>
    </style:style>
    <style:style style:name="P4" style:family="paragraph" style:parent-style-name="Normal">
      <style:text-properties officeooo:paragraph-rsid="00153b15"/>
    </style:style>
    <style:style style:name="P5" style:family="paragraph" style:parent-style-name="Normal">
      <style:text-properties officeooo:paragraph-rsid="0022efe3"/>
    </style:style>
    <style:style style:name="P6" style:family="paragraph" style:parent-style-name="Normal">
      <style:text-properties officeooo:paragraph-rsid="0024a35e"/>
    </style:style>
    <style:style style:name="P7" style:family="paragraph" style:parent-style-name="pragma">
      <style:text-properties officeooo:paragraph-rsid="00153b15"/>
    </style:style>
    <style:style style:name="P8" style:family="paragraph" style:parent-style-name="Heading">
      <style:text-properties officeooo:rsid="001ea77f" officeooo:paragraph-rsid="001ea77f"/>
    </style:style>
    <style:style style:name="P9" style:family="paragraph" style:parent-style-name="Heading_20_2">
      <style:text-properties officeooo:paragraph-rsid="0028a4b8"/>
    </style:style>
    <style:style style:name="P10" style:family="paragraph" style:parent-style-name="Heading_20_1">
      <style:text-properties officeooo:paragraph-rsid="0009fbce"/>
    </style:style>
    <style:style style:name="P11" style:family="paragraph" style:parent-style-name="Normal">
      <style:text-properties officeooo:rsid="001f868e" officeooo:paragraph-rsid="0009a43c"/>
    </style:style>
    <style:style style:name="P12" style:family="paragraph" style:parent-style-name="Normal">
      <style:text-properties officeooo:paragraph-rsid="0022efe3"/>
    </style:style>
    <style:style style:name="P13" style:family="paragraph" style:parent-style-name="Normal">
      <style:text-properties officeooo:paragraph-rsid="0028a4b8"/>
    </style:style>
    <style:style style:name="P14" style:family="paragraph" style:parent-style-name="Normal">
      <style:text-properties officeooo:paragraph-rsid="002a8a12"/>
    </style:style>
    <style:style style:name="P15" style:family="paragraph" style:parent-style-name="Normal">
      <style:text-properties officeooo:rsid="002a8a12" officeooo:paragraph-rsid="002a8a12"/>
    </style:style>
    <style:style style:name="P16" style:family="paragraph" style:parent-style-name="Normal">
      <style:text-properties officeooo:rsid="002dabd5" officeooo:paragraph-rsid="002dabd5"/>
    </style:style>
    <style:style style:name="P17" style:family="paragraph" style:parent-style-name="Normal">
      <style:text-properties officeooo:rsid="002f7e91" officeooo:paragraph-rsid="002f7e91"/>
    </style:style>
    <style:style style:name="P18" style:family="paragraph" style:parent-style-name="Normal">
      <style:text-properties officeooo:rsid="002f7e91" officeooo:paragraph-rsid="00300e15"/>
    </style:style>
    <style:style style:name="P19" style:family="paragraph" style:parent-style-name="Normal">
      <style:text-properties officeooo:paragraph-rsid="00300e15"/>
    </style:style>
    <style:style style:name="P20" style:family="paragraph" style:parent-style-name="Normal">
      <style:text-properties officeooo:rsid="00308816" officeooo:paragraph-rsid="00308816"/>
    </style:style>
    <style:style style:name="P21" style:family="paragraph" style:parent-style-name="Normal">
      <style:text-properties officeooo:paragraph-rsid="00308816"/>
    </style:style>
    <style:style style:name="P22" style:family="paragraph" style:parent-style-name="Normal">
      <style:text-properties officeooo:rsid="003229e5" officeooo:paragraph-rsid="003229e5"/>
    </style:style>
    <style:style style:name="P23" style:family="paragraph" style:parent-style-name="legende">
      <style:text-properties officeooo:paragraph-rsid="002a8a12"/>
    </style:style>
    <style:style style:name="P24" style:family="paragraph" style:parent-style-name="code">
      <style:text-properties officeooo:paragraph-rsid="0005ef30"/>
    </style:style>
    <style:style style:name="P25" style:family="paragraph" style:parent-style-name="code">
      <style:text-properties officeooo:paragraph-rsid="0032fc9f"/>
    </style:style>
    <style:style style:name="P26" style:family="paragraph" style:parent-style-name="pragma">
      <style:text-properties officeooo:paragraph-rsid="002a8a12"/>
    </style:style>
    <style:style style:name="P27" style:family="paragraph" style:parent-style-name="Signature">
      <style:text-properties officeooo:rsid="001a01be" officeooo:paragraph-rsid="0005ef30"/>
    </style:style>
    <style:style style:name="T1" style:family="text">
      <style:text-properties officeooo:rsid="0005ef30"/>
    </style:style>
    <style:style style:name="T2" style:family="text">
      <style:text-properties officeooo:rsid="0009a43c"/>
    </style:style>
    <style:style style:name="T3" style:family="text">
      <style:text-properties officeooo:rsid="0009fbce"/>
    </style:style>
    <style:style style:name="T4" style:family="text">
      <style:text-properties officeooo:rsid="001445df"/>
    </style:style>
    <style:style style:name="T5" style:family="text">
      <style:text-properties officeooo:rsid="0015bcb3"/>
    </style:style>
    <style:style style:name="T6" style:family="text">
      <style:text-properties officeooo:rsid="001760a8"/>
    </style:style>
    <style:style style:name="T7" style:family="text">
      <style:text-properties fo:color="#000000"/>
    </style:style>
    <style:style style:name="T8" style:family="text">
      <style:text-properties fo:color="#000000" style:text-underline-style="solid" style:text-underline-width="auto" style:text-underline-color="font-color"/>
    </style:style>
    <style:style style:name="T9" style:family="text">
      <style:text-properties fo:color="#000000" style:text-underline-style="none"/>
    </style:style>
    <style:style style:name="T10" style:family="text">
      <style:text-properties fo:color="#000000" style:text-underline-style="none" officeooo:rsid="0023f59a"/>
    </style:style>
    <style:style style:name="T11" style:family="text">
      <style:text-properties fo:color="#000000" style:text-underline-style="none" officeooo:rsid="0024a35e"/>
    </style:style>
    <style:style style:name="T12" style:family="text">
      <style:text-properties fo:color="#000000" officeooo:rsid="0023f59a"/>
    </style:style>
    <style:style style:name="T13" style:family="text">
      <style:text-properties fo:color="#000000" officeooo:rsid="0024a35e"/>
    </style:style>
    <style:style style:name="T14" style:family="text">
      <style:text-properties fo:color="#000000" officeooo:rsid="00250221"/>
    </style:style>
    <style:style style:name="T15" style:family="text">
      <style:text-properties fo:color="#606060"/>
    </style:style>
    <style:style style:name="T16" style:family="text">
      <style:text-properties officeooo:rsid="00213c63"/>
    </style:style>
    <style:style style:name="T17" style:family="text">
      <style:text-properties officeooo:rsid="0022efe3"/>
    </style:style>
    <style:style style:name="T18" style:family="text">
      <style:text-properties officeooo:rsid="0023f59a"/>
    </style:style>
    <style:style style:name="T19" style:family="text">
      <style:text-properties style:text-underline-style="none"/>
    </style:style>
    <style:style style:name="T20" style:family="text">
      <style:text-properties officeooo:rsid="0024a35e"/>
    </style:style>
    <style:style style:name="T21" style:family="text">
      <style:text-properties officeooo:rsid="0026e226"/>
    </style:style>
    <style:style style:name="T22" style:family="text">
      <style:text-properties officeooo:rsid="0028a4b8"/>
    </style:style>
    <style:style style:name="T23" style:family="text">
      <style:text-properties officeooo:rsid="002bfece"/>
    </style:style>
    <style:style style:name="T24" style:family="text">
      <style:text-properties officeooo:rsid="002dabd5"/>
    </style:style>
    <style:style style:name="T25" style:family="text">
      <style:text-properties officeooo:rsid="002f7e91"/>
    </style:style>
    <style:style style:name="T26" style:family="text">
      <style:text-properties officeooo:rsid="00300e15"/>
    </style:style>
    <style:style style:name="T27" style:family="text">
      <style:text-properties officeooo:rsid="00308816"/>
    </style:style>
    <style:style style:name="T28" style:family="text">
      <style:text-properties officeooo:rsid="00345c76"/>
    </style:style>
  </office:automatic-styles>
  <office:body>
    <office:text text:use-soft-page-breaks="true">
      <office:forms form:automatic-focus="false" form:apply-design-mode="false"/>
      <text:tracked-changes text:track-changes="false">
        <text:changed-region xml:id="ct94062602132816" text:id="ct94062602132816">
          <text:format-change>
            <office:change-info>
              <dc:creator>Tristan Colombo</dc:creator>
              <dc:date>2014-06-04T14:59: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Le jeu Ergo en Python</text:p>
      <text:p text:style-name="P1">Emmanuel Delay et Nicolas Desforêts</text:p>
      <text:p text:style-name="P27">[Enseignants en Mathématiques et informatique]</text:p>
      <text:p text:style-name="Signature"/>
      <text:p text:style-name="chapeau"><text:span text:style-name="T22">Dans l’univers des jeux de cartes, beaucoup font plus ou moins appel à la logique, mais le jeu Ergo est lui directement basé sur la logique propositionnelle</text:span>. <text:span text:style-name="T22">Nous nous proposons d’en présenter les principales caractéristiques et de l’implémenter en Python.</text:span></text:p>
      <text:p text:style-name="pragma">/// <text:span text:style-name="T2">Mots-clés ///</text:span></text:p>
      <text:p text:style-name="P2">Vous devez lister ici 6 mots-clés définissant votre article, du plus important au moins important. Exemple :</text:p>
      <text:p text:style-name="P11">Ergo, Logique, DPLL, Jeux, Python</text:p>
      <text:p text:style-name="pragma">/// <text:span text:style-name="T2">Fin Mots-clés ///</text:span></text:p>
      <text:p text:style-name="P3"/>
      <text:p text:style-name="P3">Indiquez si votre code <text:span text:style-name="T5">a</text:span> été testé sur Debian, Raspberry Pi, etc ou si vous nous avez fourni le code et qu'il est présent sur le Github de GNU Linux Magazine</text:p>
      <text:p text:style-name="P7">/// <text:span text:style-name="T4">Logo : Debian ///</text:span></text:p>
      <text:p text:style-name="P7">/// <text:span text:style-name="T4">Logo : Raspberry Pi ///</text:span></text:p>
      <text:p text:style-name="P7">/// <text:span text:style-name="T4">Logo : Github ///</text:span></text:p>
      <text:p text:style-name="P4"/>
      <text:p text:style-name="P5"><text:span text:style-name="T16">Ergo (« The Game of Proving You Exist ! »)</text:span><text:span text:style-name="Endnote_20_anchor"><text:span text:style-name="T16">[1]</text:span></text:span><text:span text:style-name="T16"> est un jeu de cartes basé sur la logique propositionnelle dont vous pouvez trouver les </text:span>règles détaillées <text:span text:style-name="T16">sur </text:span><text:span text:style-name="url"><text:span text:style-name="T7">https://www.</text:span></text:span><text:span text:style-name="url"><text:span text:style-name="T8">catalystgamelabs</text:span></text:span><text:span text:style-name="url"><text:span text:style-name="T7">.com/</text:span></text:span><text:span text:style-name="url"><text:span text:style-name="T8">download</text:span></text:span><text:span text:style-name="url"><text:span text:style-name="T7">/</text:span></text:span><text:span text:style-name="url"><text:span text:style-name="T8">Ergo</text:span></text:span><text:span text:style-name="url"><text:span text:style-name="T15">%20Rules%202015.pdf</text:span></text:span>.</text:p>
      <text:p text:style-name="P26">/// Image : nom_article_figure_01.png ///</text:p>
      <text:p text:style-name="P23">Fig. <text:span text:style-name="T27">2</text:span> : <text:span text:style-name="T18">Un exemple de partie</text:span>. <text:span text:style-name="T21">Ici seuls A et B sont prouvés.</text:span></text:p>
      <text:p text:style-name="P14">Le jeu est composé de 55 cartes : 4 de chaque variable (A, B, C ou D), 4 de chaque opérateur (ET, OU, <text:span text:style-name="T17">IMPLIQUE</text:span>), 6 cartes NON, 8 parenthèses, 3 cartes Ergo et 10 cartes particulières.</text:p>
      <text:p text:style-name="P5">Chaque joueur (4 maximum) se voit assigné une variable (A, B, C ou D) au début du jeu. À chaque manche, les joueurs essaient collectivement de créer une preuve de leur existence tout en réfutant l’existence des autres joueurs.</text:p>
      <text:p text:style-name="P15">La syntaxe de ces preuves respecte la syntaxe de la logique propositionnelle, et consiste donc en un excellent entraînement pour toute personne désireuse d’améliorer ses compétences en logique.</text:p>
      <text:p text:style-name="P15">Nous allons tout d’abord détailler cette notion de preuve, puis présenter des algorithmes permettant d’automatiser l’analyse des preuves, et enfin proposer une implémentation en Python en utilisant le module tkinter.</text:p>
      <text:h text:style-name="Heading_20_1" text:outline-level="1">1 L<text:span text:style-name="T22">a notion de preuve logique</text:span></text:h>
      <text:p text:style-name="Normal">Le mot logique provient du grec logos et signi<text:span text:style-name="T23">fi</text:span>e science de la raison. C'est une branche des mathématiques qui a pour objectif d'étudier le discours et le raisonnement.</text:p>
      <text:p text:style-name="Normal"><text:span text:style-name="T23">A</text:span>vant tout, la logique est l'étude de règles générales et formelles de la pensée permettant de vérif<text:span text:style-name="T23">i</text:span>er si un raisonnement est cohérent ou ne l'est pas. Elle trouve ses premières expérimentations dans les mathématiques (en particulier dans la géométrie). Son but est de traduire des idées et des concepts en expressions ou équations mathématiques, et de réaliser certains calculs sur ces formalisations. Cette approche algébrique et formelle a marqué le début de la logique moderne et l'algèbre de Boole en est une des premières avancées.</text:p>
      <text:p text:style-name="Normal">En informatique, parler de la mécanisation de la pensée et du raisonnement a tout son sens. En e<text:span text:style-name="T23">ff</text:span>et, il va de soi que l'automatisation des calculs et des déductions (démonstrations) trouve son intérêt dans la conception d'algorithmes et de programmes. Les algorithmes correspondent exactement à la mécanisation du raisonnement (formalisation d'un problème) et les programmes à leur automatisation (programmation dans un langage informatique d'un algorithme). De plus, il est à noter que depuis l'exploitation de la correspondance preuve-programme, la logique et l'informatique s'avèrent incontestablement liés.</text:p>
      <text:p text:style-name="Normal"><text:soft-page-break/>Le calcul des propositions étudie des énoncés qui sont soit vrais soit faux. Cette théorie comporte des énoncés de fait et des vérités logiques :</text:p>
      <text:p text:style-name="Normal">- énoncés de fait : ce sont des énoncés cohérents d'un point de vue syntaxique et soit vrai soit faux d'un point de vue sémantique (ex : <text:span text:style-name="T24">L’herbe est verte ; Les hommes sont mortels ;</text:span> Le chi<text:span text:style-name="T24">en miaule</text:span>).</text:p>
      <text:p text:style-name="Normal">- vérités logiques : ce sont des énoncés cohérents d'un point de vue logique/raisonnement (ex : Si il <text:span text:style-name="T24">fait froid, je mets un manteau</text:span>, alors si <text:span text:style-name="T24">je n’ai pas de manteau, il ne fait pas froid</text:span>).</text:p>
      <text:p text:style-name="pragma">/// Début note ///</text:p>
      <text:p text:style-name="Normal"><text:span text:style-name="T24">Un autre exemple de vérité logique du grand logicien Coluche : « Quand vous voyez un flic dans la rue, c’est qu’y a pas de danger. ‘il y avait du danger, le flic serait pas là »</text:span>.</text:p>
      <text:p text:style-name="pragma">/// Fin note ///</text:p>
      <text:p text:style-name="Normal">Le développement de cette théorie repose sur la description d'un langage formel qui va permettre d'une part de formaliser des énoncés et d'autre part de faire des dérivations (ou déductions) à partir de ces énoncés ou bien de leur attribuer une valeur de vérité (vrai ou faux).</text:p>
      <text:p text:style-name="P16">Ce langage est composé de propositions (dans le jeu, ce sont les lettres A, B, C et D) et de connecteurs logiques (ET, OU, NON et IMPLIQUE dans le jeu). Par exemple, la formalisation de la vérité logique précédente est, en notant F la proposition « il fait froid » et M la proposition « je porte un manteau », <text:span text:style-name="T25">(F IMPLIQUE M) IMPLIQUE (NON M IMPLIQUE NON F).</text:span></text:p>
      <text:p text:style-name="P17">Un certain nombre d’axiomes et de règles régissent ces connecteurs. Par exemple :</text:p>
      <text:p text:style-name="P17">- <text:span text:style-name="T26">Lois de Morgan : NON(A OU B) équivaut à NON A ET NON B ; NON(A ET B) équivaut à NON A OU NON B</text:span></text:p>
      <text:p text:style-name="P18">- <text:span text:style-name="T26">Distributivité : A OU (B ET C) équivaut à (A OU B) ET (A OU C) ; A ET (B OU C) équivaut à (A ET B) OU (A ET C)</text:span></text:p>
      <text:p text:style-name="P18">- <text:span text:style-name="T26">Implication : A IMPLIQUE B équivaut à NON A OU B</text:span></text:p>
      <text:h text:style-name="Heading_20_1" text:outline-level="1"><text:span text:style-name="T22">2</text:span> L<text:span text:style-name="T22">es algorithmes pour l’analyse de preuve</text:span></text:h>
      <text:h text:style-name="P9" text:outline-level="2">2.1 Algorithme de Shunting-Yard</text:h>
      <text:p text:style-name="P20">L’algorithme de Shunting-Yard<text:span text:style-name="gras"><text:span text:style-name="T26">[2]</text:span></text:span> permet de traduire une expression algébrique parenthésée en une expression en notation polonaise inversée<text:span text:style-name="gras"><text:span text:style-name="T26">[</text:span></text:span><text:span text:style-name="gras">3</text:span><text:span text:style-name="gras"><text:span text:style-name="T26">]</text:span></text:span>. L’intérêt de cette notation est qu’elle permet de facilement évaluer une expression.</text:p>
      <text:p text:style-name="P26">/// Image : nom_article_figure_01.png ///</text:p>
      <text:p text:style-name="P23">Fig. 1 : <text:span text:style-name="T18">Un exemple d’expression parenthésée et l’arbre en NPI correspondant.</text:span></text:p>
      <text:p text:style-name="P22">Le principe est de lire l’expression de gauche à droite en utilisant une pile pour gérer les priorités des connecteurs et les parenthèses. Le code final est ci dessous :</text:p>
      <text:p text:style-name="P24">def npi(<text:span text:style-name="T28">expr:list</text:span>)-<text:span text:style-name="T28">&gt;list</text:span>:</text:p>
      <text:p text:style-name="code"><text:s text:c="4"/>"""Met à jour self.npi en :</text:p>
      <text:p text:style-name="code"><text:s text:c="5"/>* None si la syntaxe de la liste n'est pas correcte</text:p>
      <text:p text:style-name="code"><text:s text:c="5"/>* une liste de carte correspondant à la notation polonaise inversée de</text:p>
      <text:p text:style-name="code"><text:s text:c="7"/>la liste de départ sinon.</text:p>
      <text:p text:style-name="code"><text:s text:c="4"/>"""</text:p>
      <text:p text:style-name="code"><text:s text:c="4"/>if not self.is_syntactically_correct():</text:p>
      <text:p text:style-name="code"><text:s text:c="8"/>self.__npi = None</text:p>
      <text:p text:style-name="code"><text:s text:c="8"/>return self.__npi</text:p>
      <text:p text:style-name="code"><text:s text:c="4"/>self.__npi = []</text:p>
      <text:p text:style-name="code"><text:s text:c="4"/>stack = []</text:p>
      <text:p text:style-name="code"><text:s text:c="4"/>for card in self:</text:p>
      <text:p text:style-name="code"><text:s text:c="8"/>if card.is_letter():</text:p>
      <text:p text:style-name="code"><text:s text:c="12"/>self.__npi.append(card)</text:p>
      <text:p text:style-name="code"><text:s text:c="12"/>continue</text:p>
      <text:p text:style-name="P25"><text:s text:c="8"/>if card.is_open():</text:p>
      <text:p text:style-name="P25"><text:s text:c="12"/>stack.append(card)</text:p>
      <text:p text:style-name="code"><text:s text:c="12"/>continue</text:p>
      <text:p text:style-name="code"><text:s text:c="8"/>if card.is_close():</text:p>
      <text:p text:style-name="code"><text:s text:c="12"/>while stack != [] and not stack[-1].is_open():</text:p>
      <text:p text:style-name="code"><text:s text:c="16"/>self.__npi.append(stack.pop())</text:p>
      <text:p text:style-name="code"><text:s text:c="12"/>if stack == []: <text:s/># Pas de parenthèse ouvrante correspondante</text:p>
      <text:p text:style-name="code"><text:s text:c="16"/>self.__npi = None</text:p>
      <text:p text:style-name="code"><text:s text:c="16"/>return self.__npi</text:p>
      <text:p text:style-name="code"><text:s text:c="12"/>else: <text:s/># On enlève la parenthèse ouvrante correspondante</text:p>
      <text:p text:style-name="P25"><text:soft-page-break/><text:s text:c="16"/>stack.pop()</text:p>
      <text:p text:style-name="P25"><text:s text:c="12"/>continue</text:p>
      <text:p text:style-name="code"><text:s text:c="8"/>while stack != [] and stack[-1].priority() &gt;= card.priority():</text:p>
      <text:p text:style-name="code"><text:s text:c="12"/>self.__npi.append(stack.pop())</text:p>
      <text:p text:style-name="code"><text:s text:c="8"/>stack.append(card)</text:p>
      <text:p text:style-name="code"><text:s text:c="4"/>while stack != []:</text:p>
      <text:p text:style-name="code"><text:s text:c="8"/>card = stack.pop()</text:p>
      <text:p text:style-name="code"><text:s text:c="8"/>if card.is_open(): <text:s/># pas de parenthèse fermante correspondante</text:p>
      <text:p text:style-name="code"><text:s text:c="12"/>self.__npi = None</text:p>
      <text:p text:style-name="code"><text:s text:c="12"/>return self.__npi</text:p>
      <text:p text:style-name="code"><text:s text:c="8"/>self.__npi.append(card)</text:p>
      <text:p text:style-name="code"><text:s text:c="4"/>return self.__npi</text:p>
      <text:h text:style-name="P9" text:outline-level="2">2.<text:span text:style-name="T22">2</text:span> Force brute</text:h>
      <text:h text:style-name="Heading_20_2" text:outline-level="2">2.<text:span text:style-name="T22">3</text:span> Davis-Putnam-Logemann-Loveland (DPLL)</text:h>
      <text:h text:style-name="Heading_20_1" text:outline-level="1">3 Le jeu</text:h>
      <text:p text:style-name="P13">Au début de la manche, chaque joueur reçoit 5 cartes puis, à chaque tour, un joueur pioche deux cartes et doit jouer deux cartes (éventuellement les défausser). Lorsque une carte Ergo est jouée ou qu’il n’y a plus de carte dans la pioche la preuve est terminée. À condition qu’il n’y ait pas de paradoxe, chaque joueur dont l’existence est prouvée reçoit un nombre de points égal au nombre de cartes dans la preuve. Toutes les cartes sont ensuite mélangées et une nouvelle manche est lancée. Le premier joueur ayant 50 points gagne. </text:p>
      <text:p text:style-name="P14">Concernant la construction de la preuve, un certain nombre de règles doivent être respectées :</text:p>
      <text:p text:style-name="P14">- la preuve doit avoir au maximum 4 lignes. Dès qu’elle atteint 4 lignes, toutes les cartes supplémentaires doivent être jouées sur une de ces lignes ;</text:p>
      <text:p text:style-name="P14">- chaque ligne doit être syntaxiquement correcte (deux opérateurs ou deux variables ne peuvent pas se suivre, chaque parenthèse ouvrante doit correspondre à une parenthèse fermante, . . .) ;</text:p>
      <text:p text:style-name="P14">- une carte peut être insérée entre deux cartes déjà posées à condition que le résultat reste syntaxiquement correct.</text:p>
      <text:p text:style-name="P14"/>
      <text:p text:style-name="Normal"><text:span text:style-name="T7">La classe </text:span><text:span text:style-name="code_5f_par">Card</text:span><text:span text:style-name="T7"> définit les différentes cartes. Chaque carte a un nom, un niveau de priorité. De nombreuses méthodes permettent de déterminer de quelle carte, ou de </text:span><text:span text:style-name="T9">q</text:span><text:span text:style-name="T10">u</text:span><text:span text:style-name="T9">elle</text:span><text:span text:style-name="T7"> famille de carte (lettre, opérateur, joker, ...) il s'agit. Une méthode permet aussi </text:span><text:span text:style-name="T14">de </text:span><text:span text:style-name="T7">« retourne</text:span><text:span text:style-name="T14">r »</text:span><text:span text:style-name="T7"> les parenthèses pour transformer un</text:span><text:span text:style-name="T12">e</text:span><text:span text:style-name="T7"> parenthèse ouvrante en parenthèse fermante et réciproquement. Comme il est parfois nécessaire de comparer deux cartes, la méthode </text:span><text:span text:style-name="code_5f_par">__</text:span><text:span text:style-name="code_5f_par"><text:span text:style-name="T18">eq__</text:span></text:span><text:span text:style-name="T7"> permet de tester l'égalité de deux cartes (en comparant les noms), ou d'une carte et d'une chaîne de caractères. Les cartes pouvant aussi servir de clé dans un dictionnaire, une fonction de hachage a été implémentée par la méthode </text:span><text:span text:style-name="code_5f_par">__</text:span><text:span text:style-name="code_5f_par"><text:span text:style-name="T18">hash__</text:span></text:span><text:span text:style-name="T7">.</text:span></text:p>
      <text:h text:style-name="Heading_20_1" text:outline-level="1">Conclusion</text:h>
      <text:p text:style-name="Normal">L<text:span text:style-name="T20">e jeu tel quel est fonctionnel. Différentes améliorations restent possibles. </text:span><text:span text:style-name="T7">Les calculs du score dans la classe </text:span><text:span text:style-name="code_5f_par"><text:span text:style-name="T19">OrdiScore</text:span></text:span><text:span text:style-name="T7"> dépend de plusieurs paramètres. </text:span><text:span text:style-name="T13">L</text:span><text:span text:style-name="T7">e choix de ces paramètres pourrait se prêter assez bien à un algorithme génétique en faisant jouer l'ordinateur contre lui même et en faisant des croisements entre les coups gagnants.</text:span></text:p>
      <text:p text:style-name="Normal"><text:span text:style-name="T7">On pourrait aussi tester d'autres méthodes pour le jeu de l'ordinateur. </text:span><text:span text:style-name="T13">U</text:span><text:span text:style-name="T7">n </text:span><text:span text:style-name="T9">minimax </text:span><text:span text:style-name="T11">est peut-être envisageable</text:span><text:span text:style-name="T7"> en testant toutes les cartes qui n'ont pas encore été jouées.</text:span></text:p>
      <text:h text:style-name="Heading_20_1" text:outline-level="1">Références</text:h>
      <text:p text:style-name="P6"><text:span text:style-name="gras">[1]</text:span> <text:span text:style-name="T20">Site officiel de </text:span><text:span text:style-name="italic"><text:span text:style-name="T20">Ergo</text:span></text:span><text:span text:style-name="T20"> : </text:span><text:span text:style-name="url"><text:span text:style-name="T9">https://www.catalystgamelabs.com/ergo/</text:span></text:span></text:p>
      <text:p text:style-name="P19"><text:span text:style-name="gras">[2]</text:span> <text:span text:style-name="T9">https://fr.wikipedia.org/wiki/Algorithme_Shunting-yard</text:span></text:p>
      <text:p text:style-name="P21"><text:span text:style-name="gras">[</text:span><text:span text:style-name="gras"><text:span text:style-name="T27">3</text:span></text:span><text:span text:style-name="gras">]</text:span> https://fr.wikipedia.org/wiki/Notation_polonaise_inverse</text:p>
      <text:p text:style-name="P21"><text:span text:style-name="T9"/></text:p>
      <text:p text:style-name="Normal"><text:span text:style-name="gras">[3]</text:span> <text:span text:style-name="T6">NOM P.</text:span> et <text:span text:style-name="T3">AUTRENOM P.</text:span>, <text:change-start text:change-id="ct94062602132816"/><text:span text:style-name="italic">« Titre livre »</text:span><text:change-end text:change-id="ct94062602132816"/>, éditeur, année.</text:p>
      <text:p text:style-name="Normal"><text:soft-page-break/>Notez ci-dessus l'utilisation du style « italic » pour les titres de magazines. Les références doivent être écrites en style « Normal ».</text:p>
      <text:h text:style-name="P1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Signature" style:family="paragraph" style:parent-style-name="Standard" style:class="text">
      <style:paragraph-properties fo:text-align="end" style:justify-single-word="false" text:number-lines="false" text:line-number="0"/>
      <style:text-properties style:font-name="Arial" fo:font-family="Arial" style:font-style-name="Gras" style:font-family-generic="swiss" style:font-pitch="variable" fo:font-size="8pt" fo:font-weight="bold"/>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rial Black" fo:font-family="'Arial Black'" style:font-style-name="Gras" style:font-family-generic="swiss" style:font-pitch="variable" fo:font-size="24pt" fo:font-weight="bold" style:font-name-asian="MS Mincho" style:font-family-asian="'MS Mincho'" style:font-pitch-asian="variable" style:font-size-asian="14pt" style:font-name-complex="Tahoma2" style:font-family-complex="Tahoma" style:font-pitch-complex="variable" style:font-size-complex="14pt"/>
    </style:style>
    <style:style style:name="Heading_20_1" style:display-name="Heading 1" style:family="paragraph" style:parent-style-name="Heading" style:next-style-name="Normal" style:default-outline-level="1" style:class="text">
      <style:text-properties style:font-name="Tahoma" fo:font-family="Tahoma" style:font-style-name="Normal" style:font-family-generic="swiss" style:font-pitch="variable" fo:font-size="16pt" fo:font-weight="normal" style:font-name-asian="Lucida Sans Unicode" style:font-family-asian="'Lucida Sans Unicode'" style:font-pitch-asian="variable" style:font-size-asian="24pt" style:font-weight-asian="bold" style:font-name-complex="Tahoma2" style:font-family-complex="Tahoma" style:font-pitch-complex="variable" style:font-size-complex="24pt" style:font-weight-complex="bold"/>
    </style:style>
    <style:style style:name="Heading_20_2" style:display-name="Heading 2" style:family="paragraph" style:parent-style-name="Heading" style:next-style-name="Normal" style:default-outline-level="2" style:class="text">
      <loext:graphic-properties draw:fill="none" draw:fill-color="#99ccff"/>
      <style:paragraph-properties fo:background-color="transparent">
        <style:tab-stops/>
      </style:paragraph-properties>
      <style:text-properties style:font-name="Tahoma" fo:font-family="Tahoma" style:font-style-name="Normal" style:font-family-generic="swiss" style:font-pitch="variable" fo:font-size="14pt" fo:font-weight="normal" style:font-name-asian="Lucida Sans Unicode" style:font-family-asian="'Lucida Sans Unicode'" style:font-pitch-asian="variable" style:font-size-asian="18pt" style:font-weight-asian="bold" style:font-name-complex="Tahoma2" style:font-family-complex="Tahoma" style:font-pitch-complex="variable" style:font-size-complex="18pt" style:font-weight-complex="bold"/>
    </style:style>
    <style:style style:name="Heading_20_3" style:display-name="Heading 3" style:family="paragraph" style:parent-style-name="Heading" style:next-style-name="Normal" style:class="text">
      <style:text-properties style:font-name="Tahoma" fo:font-family="Tahoma" style:font-style-name="Normal" style:font-family-generic="swiss" style:font-pitch="variable" fo:font-size="12pt" fo:font-weight="normal" style:font-size-asian="14pt" style:font-weight-asian="bold" style:font-size-complex="14pt" style:font-weight-complex="bold"/>
    </style:style>
    <style:style style:name="Heading_20_4" style:display-name="Heading 4" style:family="paragraph" style:parent-style-name="Heading" style:next-style-name="Normal" style:class="text">
      <style:text-properties style:font-name="Tahoma1" fo:font-family="Tahoma" style:font-style-name="Gras" style:font-family-generic="swiss" style:font-pitch="variable" fo:font-size="10pt" fo:font-weight="bold" style:font-name-asian="Lucida Sans Unicode" style:font-family-asian="'Lucida Sans Unicode'" style:font-pitch-asian="variable" style:font-size-asian="12pt" style:font-weight-asian="bold" style:font-name-complex="Tahoma2" style:font-family-complex="Tahoma" style:font-pitch-complex="variable" style:font-size-complex="12pt" style:font-weight-complex="bold"/>
    </style:style>
    <style:style style:name="List" style:family="paragraph" style:parent-style-name="Text_20_body" style:class="list">
      <style:text-properties style:font-name-complex="Tahoma3" style:font-family-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3"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ormal" style:family="paragraph" style:parent-style-name="Standard" style:master-page-name="">
      <style:paragraph-properties fo:margin-top="0.199cm" fo:margin-bottom="0.101cm" loext:contextual-spacing="false" style:page-number="auto"/>
      <style:text-properties style:font-name="Arial1" fo:font-family="Arial" style:font-style-name="Normal" style:font-family-generic="swiss" style:font-pitch="variable" fo:font-size="10pt"/>
    </style:style>
    <style:style style:name="chapeau" style:family="paragraph" style:parent-style-name="Normal" style:next-style-name="Normal">
      <style:text-properties style:font-name="Arial Black1" fo:font-family="'Arial Black'" style:font-style-name="Italique gras" style:font-family-generic="swiss" style:font-pitch="variable" fo:font-size="11pt" fo:font-style="italic" fo:font-weight="bold"/>
    </style:style>
    <style:style style:name="legende" style:family="paragraph" style:parent-style-name="Normal" style:next-style-name="Normal">
      <style:text-properties style:font-name="Arial Narrow" fo:font-family="'Arial Narrow'" style:font-style-name="Italique" style:font-family-generic="swiss" style:font-pitch="variable" fo:font-style="italic"/>
    </style:style>
    <style:style style:name="note" style:family="paragraph" style:parent-style-name="Normal" style:next-style-name="Normal">
      <style:text-properties fo:font-size="8pt"/>
    </style:style>
    <style:style style:name="code" style:family="paragraph" style:parent-style-name="Normal" style:next-style-name="Normal" style:master-page-name="">
      <loext:graphic-properties draw:fill="solid" draw:fill-color="#ffffcc" draw:opacity="100%"/>
      <style:paragraph-properties fo:margin-top="0cm" fo:margin-bottom="0cm" loext:contextual-spacing="false" style:page-number="auto" fo:background-color="#ffffcc"/>
      <style:text-properties style:font-name="Courier New" fo:font-family="'Courier New'" style:font-family-generic="modern" style:font-pitch="fixed" fo:font-size="8pt"/>
    </style:style>
    <style:style style:name="pragma" style:family="paragraph" style:parent-style-name="Normal" style:next-style-name="Normal" style:master-page-name="">
      <loext:graphic-properties draw:fill="solid" draw:fill-color="#ff0000" draw:opacity="100%"/>
      <style:paragraph-properties style:page-number="auto" fo:background-color="#ff0000" style:shadow="none">
        <style:tab-stops/>
      </style:paragraph-properties>
      <style:text-properties fo:font-style="italic"/>
    </style:style>
    <style:style style:name="console" style:family="paragraph" style:parent-style-name="Normal" style:next-style-name="Normal" style:master-page-name="">
      <loext:graphic-properties draw:fill="solid" draw:fill-color="#000000" draw:opacity="100%"/>
      <style:paragraph-properties fo:margin-top="0cm" fo:margin-bottom="0cm" loext:contextual-spacing="false" fo:line-height="100%" style:page-number="auto" fo:background-color="#000000"/>
      <style:text-properties fo:color="#ffffff" style:font-name="Courier New" fo:font-family="'Courier New'" style:font-family-generic="modern" style:font-pitch="fixed" fo:font-size="8pt"/>
    </style:style>
    <style:style style:name="Heading_20_5" style:display-name="Heading 5" style:family="paragraph" style:parent-style-name="Heading" style:next-style-name="Normal"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code_5f_par" style:display-name="code_par" style:family="text">
      <style:text-properties fo:color="#dc2300" style:font-name="Bitstream Vera Sans Mono" fo:font-family="'Bitstream Vera Sans Mono'" style:font-style-name="Gras" style:font-family-generic="modern" style:font-pitch="fixed" fo:font-size="9pt" fo:font-weight="bold"/>
    </style:style>
    <style:style style:name="code_5f_em" style:display-name="code_em" style:family="text">
      <style:text-properties fo:color="#ff0000" style:font-name="Letter Gothic MT" fo:font-family="'Letter Gothic MT'" style:font-style-name="Gras" style:font-family-generic="modern" style:font-pitch="variable" fo:font-size="9pt" style:text-underline-style="solid" style:text-underline-width="auto" style:text-underline-color="font-color" fo:font-weight="bold"/>
    </style:style>
    <style:style style:name="menu" style:family="text">
      <style:text-properties style:font-name="Arial2" fo:font-family="Arial" style:font-style-name="Gras Italique" style:font-family-generic="swiss" style:font-pitch="variable" fo:font-size="9pt" fo:font-style="italic" fo:font-weight="bold" fo:background-color="#ffcc99"/>
    </style:style>
    <style:style style:name="url" style:family="text">
      <style:text-properties style:font-name="Arial" fo:font-family="Arial" style:font-style-name="Gras" style:font-family-generic="swiss" style:font-pitch="variable" fo:font-size="10pt" fo:font-weight="bold" fo:background-color="#00ff00"/>
    </style:style>
    <style:style style:name="gras" style:family="text">
      <style:text-properties fo:color="#0000ff" fo:font-weight="bold" fo:background-color="transparent"/>
    </style:style>
    <style:style style:name="italic" style:family="text">
      <style:text-properties fo:color="#6b2394" fo:font-style="italic"/>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exposant" style:family="text">
      <style:text-properties style:text-position="super 58%"/>
    </style:style>
    <style:style style:name="indice" style:family="text" style:parent-style-name="exposant">
      <style:text-properties style:text-position="sub 58%"/>
    </style:style>
    <style:style style:name="Endnote_20_anchor" style:display-name="End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Diamond_editions</dc:title>
    <meta:creation-date>2018-10-26T16:29:53.233007642</meta:creation-date>
    <dc:language>fr-FR</dc:language>
    <meta:editing-cycles>10</meta:editing-cycles>
    <meta:editing-duration>PT1H27M44S</meta:editing-duration>
    <meta:initial-creator>Tristan Colombo</meta:initial-creator>
    <dc:date>2019-11-15T12:51:20.984973884</dc:date>
    <meta:document-statistic meta:table-count="0" meta:image-count="0" meta:object-count="0" meta:page-count="4" meta:paragraph-count="96" meta:word-count="1507" meta:character-count="9586" meta:non-whitespace-character-count="7846"/>
    <meta:user-defined meta:name="Info 1"/>
    <meta:user-defined meta:name="Info 2"/>
    <meta:user-defined meta:name="Info 3"/>
    <meta:user-defined meta:name="Info 4"/>
  </office:meta>
</office:document-meta>
</file>

<file path=Basic/Standard/Diamond.xml><?xml version="1.0" encoding="utf-8"?>
<!DOCTYPE module  PUBLIC '-//OpenOffice.org//DTD OfficeDocument 1.0//EN'  'module.dtd'>
<script:module xmlns:script="http://openoffice.org/2000/script" script:name="Diamond" script:language="StarBasic">REM  *****  BASIC  *****
REM  **
REM  ** Macro de Statistiques pour Diamond Editions
REM  **
REM  ** Auteur : Tristan Colombo &lt;tristan.colombo@gnulinuxmag.com&gt;
REM  ** Créé   : le 22 mai 2014
REM  **
REM  *******************

Option Explicit

Sub insertFigure()
  REM *****
  REM ** Insertion des lignes d'une figur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image: nom_article_figure_01.png ///", false)
    Texte.insertControlCharacter(Curseur, com.sun.star.text.ControlCharacter.PARAGRAPH_BREAK, False)
    Curseur.ParaStyleName = "legende"
    Texte.insertString(Curseur, "Fig. 1: ", false)
  End If
End Sub



Sub insertEncadre()
  REM *****
  REM ** Insertion d'un encadré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encadré ///", false)
    Texte.insertControlCharacter(Curseur, com.sun.star.text.ControlCharacter.PARAGRAPH_BREAK, False)
    Curseur.ParaStyleName = "Titre 1"
    Texte.insertString(Curseur, "Titre",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encadré ///", false)
  End If
End Sub



Sub insertNote()
  REM *****
  REM ** Insertion d'une not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note ///",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note ///", false)
  End If
End Sub



Sub AfficheNumeroLigneCode()
    REM *****
    REM ** Rajoute un numéro de ligne à un ensemble de lignes sélectionnées
    REM ** par l'utilisateur
    REM *****
	Dim Curseur          As Object
	Dim TexteSelectionne As String
	Dim NumeroLigne      As Integer
	Dim Lignes()         As String
	Dim Ligne            As String
	Dim NouvellesLignes  As String
	
	' On récupère toutes les lignes sélectionnées
	Curseur          = ThisComponent.CurrentController.ViewCursor()
	TexteSelectionne = Curseur.String
	NumeroLigne      = 1
	Lignes           = Split(TexteSelectionne, Chr(10))
	
	' Ajout des numéros de ligne
	For Each Ligne in Lignes
	    If (NouvellesLignes &lt;&gt; "") Then
	      NouvellesLignes = NouvellesLignes &amp; Chr(10)
	    End If
		NouvellesLignes = NouvellesLignes &amp; Format(NumeroLigne, "00\:") &amp; Chr(160) &amp; Ligne
		NumeroLigne = NumeroLigne + 1
	Next Ligne
	
	' Changement de style
	If (NouvellesLignes &lt;&gt; "") Then
		Curseur.ParaStyleName = "code"
	Else
		MsgBox("Vous n'avez pas sélectionné de texte !", 0 + 16 + 128)
		Exit Sub
	End If
	
	' Remplacement du texte sélectionné
	Curseur.String = NouvellesLignes
	
	Exit Sub

' Traitement du cas d'erreur où aucun texte n'a été sélectionné
PasDeSelection:
	MsgBox("Erreur !")
	Exit Sub
	
End Sub



Sub Stats_DiamondEditions()
  REM *****
  REM ** Affichage du nombre de pages
  REM *****
  Dim iConfigLPPage         As Integer
  Dim iConfigGLMFPage       As Integer
  Dim iConfigMookPage       As Integer
  Dim iConfigLPMax          As Integer
  Dim iConfigGLMFMax        As Long
  Dim iConfigLicenceClassic As Integer
  Dim iConfigLicenceCommons As Integer

  Dim sMessage              As String

  Dim oTrouveInsecable      As Object
  Dim oTrouve               As Object
  Dim oTrouveTout           As Object
  
  Dim iNbEspaces            As Long
  Dim iNbCaracteresTot      As Long
  Dim iNbCaracteres         As Long
  
  Dim iTypeBox              As Integer
  
  ' Configuration
  iConfigGLMFPage       = 3500
  iConfigMookPage       = 3200
  iConfigLPMax          = 14000
  iConfigGLMFMax        = 40000
  
  iTypeBox              = 70
  
  ' Recherche des espaces
  oTrouve = ThisComponent.createSearchDescriptor
  With oTrouve
    .SearchString = " "
    .SearchWords  = false
  End With
  
  ' Recherche des espaces insécables
  oTrouveInsecable = ThisComponent.createSearchDescriptor
  With oTrouveInsecable
    .SearchString = Chr(160)
    .SearchWords  = false
  End With
  
  ' Recherche de tous les caractères
  oTrouveTout = ThisComponent.createSearchDescriptor
  With oTrouveTout
    .SearchString            = "." '"[^ ]"
    .SearchWords             = false
    .SearchRegularExpression = true
  End With
  
  iNbEspaces       = ThisComponent.findAll(oTrouve).count + ThisComponent.findAll(oTrouveInsecable).count
  iNbCaracteresTot = ThisComponent.findAll(oTrouveTout).count
  iNbCaracteres    = iNbCaracteresTot - iNbEspaces

  sMessage = "Statistiques Diamond Editions" &amp; Chr(13) &amp; Chr(13)
  sMessage = sMessage &amp; "GLMF ou LP :" &amp; Chr(13)
  sMessage = sMessage &amp; "  - Page(s) : " &amp; Format((iNbCaracteresTot / iConfigGLMFPage), "##.##") &amp; Chr(13) &amp; Chr(13)
  
  sMessage = sMessage &amp; "Mook :" &amp; Chr(13)
  sMessage = sMessage &amp; "  - Page(s) : " &amp; Format((iNbCaracteresTot / iConfigMookPage), "##.##") &amp; Chr(13) &amp; Chr(13)
  
  If iNbCaracteresTot &gt; iConfigLPMax Then
    sMessage = sMessage &amp; "  - ATTENTION! Dépassement pour LP : " &amp; iNbCaracteresTot - iConfigLPMax &amp; " caractères" &amp; Chr(13)
    iTypeBox = 17
  EndIf
  
  If iNbCaracteresTot &gt; iConfigGLMFMax Then
    sMessage = sMessage &amp; "  - ATTENTION! Dépassement pour GLMF : " &amp; iNbCaracteresTot - iConfigGLMFMax &amp; " caractères" &amp; Chr(13)
    iTypeBox = 17
  EndIf
  
  MsgBox(sMessage, iTypeBox)
End Sub


Sub Aide()  
  Dim sMessage As String
  
  sMessage = "Liste des raccourcis Diamond" &amp; Chr(13) &amp; Chr(13) &amp; Chr(13)
  sMessage = sMessage &amp; "Général" &amp; Chr(13)
  sMessage = sMessage &amp; "----------" &amp; Chr(13) &amp; Chr(13)
  sMessage = sMessage &amp; "  - &lt;Ctrl&gt; + &lt;F5&gt; : Aide" &amp; Chr(13)
  sMessage = sMessage &amp; "  - &lt;F4&gt; : Compteur de pages" &amp; Chr(13) &amp; Chr(13)
  
  sMessage = sMessage &amp; "Accélérateurs" &amp; Chr(13)
  sMessage = sMessage &amp; "-----------------" &amp; Chr(13) &amp; Chr(13)
  sMessage = sMessage &amp; "  - &lt;F2&gt; : Insertion figure" &amp; Chr(13)
  sMessage = sMessage &amp; "  - &lt;F3&gt; : Insertion encadré" &amp; Chr(13)
  sMessage = sMessage &amp; "  - &lt;F5&gt; : Insertion note" &amp; Chr(13)
  sMessage = sMessage &amp; "  - &lt;Ctrl&gt; + &lt;Shift&gt; + &lt;c&gt; : Affiche numéros lignes (sélection)" &amp; Chr(13) &amp; Chr(13)
  
  sMessage = sMessage &amp; "Styles de Paragraphes" &amp; Chr(13)
  sMessage = sMessage &amp; "--------------------------" &amp; Chr(13) &amp; Chr(13)
  sMessage = sMessage &amp; "  - &lt;Ctrl&gt; + &lt;o&gt; : Normal" &amp; Chr(13)
  sMessage = sMessage &amp; "  - &lt;Ctrl&gt; + &lt;h&gt; : Console" &amp; Chr(13)
  sMessage = sMessage &amp; "  - &lt;Ctrl&gt; + &lt;q&gt; : Code" &amp; Chr(13)
  sMessage = sMessage &amp; "  - &lt;Ctrl&gt; + &lt;j&gt; : Pragma" &amp; Chr(13)
  sMessage = sMessage &amp; "  - &lt;Ctrl&gt; + &lt;k&gt; : Note" &amp; Chr(13) &amp; Chr(13)
  sMessage = sMessage &amp; "  - &lt;Ctrl&gt; + &lt;1&gt; : Titre 1" &amp; Chr(13)
  sMessage = sMessage &amp; "  - &lt;Ctrl&gt; + &lt;2&gt; : Titre 2" &amp; Chr(13)
  sMessage = sMessage &amp; "  - &lt;Ctrl&gt; + &lt;3&gt; : Titre 3" &amp; Chr(13) &amp; Chr(13)
  
  sMessage = sMessage &amp; "Styles de Caractères" &amp; Chr(13)
  sMessage = sMessage &amp; "------------------------" &amp; Chr(13) &amp; Chr(13)
  sMessage = sMessage &amp; "  - &lt;Ctrl&gt; + &lt;p&gt; : Code_par" &amp; Chr(13)
  sMessage = sMessage &amp; "  - &lt;Ctrl&gt; + &lt;n&gt; : Code_em" &amp; Chr(13)
  sMessage = sMessage &amp; "  - &lt;Ctrl&gt; + &lt;l&gt; : Url" &amp; Chr(13)
  sMessage = sMessage &amp; "  - &lt;Ctrl&gt; + &lt;i&gt; : Italic" &amp; Chr(13)
  sMessage = sMessage &amp; "  - &lt;Ctrl&gt; + &lt;g&gt; : Gras" &amp; Chr(13)
  
  MsgBox(sMessage, 7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iamon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